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cm"/>
    </style:style>
    <style:style style:name="co3" style:family="table-column">
      <style:table-column-properties fo:break-before="auto" style:column-width="2.503cm"/>
    </style:style>
    <style:style style:name="co4" style:family="table-column">
      <style:table-column-properties fo:break-before="auto" style:column-width="7.5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8" table:default-cell-style-name="Default"/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Farnell</text:p>
          </table:table-cell>
          <table:table-cell office:value-type="string">
            <text:p>Typ</text:p>
          </table:table-cell>
          <table:table-cell office:value-type="string">
            <text:p>Device</text:p>
          </table:table-cell>
          <table:table-cell office:value-type="string">
            <text:p>Parts</text:p>
          </table:table-cell>
          <table:table-cell table:number-columns-repeated="7"/>
        </table:table-row>
        <table:table-row table:style-name="ro1">
          <table:table-cell table:formula="of:=[.B5]*4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100n</text:p>
          </table:table-cell>
          <table:table-cell table:style-name="ce1" office:value-type="float" office:value="1650909">
            <text:p>1650909</text:p>
          </table:table-cell>
          <table:table-cell/>
          <table:table-cell office:value-type="string">
            <text:p>C-EUC1210</text:p>
          </table:table-cell>
          <table:table-cell office:value-type="string">
            <text:p>C1,</text:p>
          </table:table-cell>
          <table:table-cell office:value-type="string">
            <text:p>C2,</text:p>
          </table:table-cell>
          <table:table-cell office:value-type="string">
            <text:p>C3,</text:p>
          </table:table-cell>
          <table:table-cell office:value-type="string">
            <text:p>C4</text:p>
          </table:table-cell>
          <table:table-cell table:number-columns-repeated="4"/>
        </table:table-row>
        <table:table-row table:style-name="ro1">
          <table:table-cell table:formula="of:=[.B6]*4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PINHD-1X3</text:p>
          </table:table-cell>
          <table:table-cell office:value-type="string">
            <text:p>JP1</text:p>
          </table:table-cell>
          <table:table-cell table:number-columns-repeated="7"/>
        </table:table-row>
        <table:table-row table:style-name="ro1">
          <table:table-cell table:formula="of:=[.B7]*4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Terminating resistor for CAN</text:p>
          </table:table-cell>
          <table:table-cell office:value-type="string">
            <text:p>R-EUR0603 </text:p>
          </table:table-cell>
          <table:table-cell office:value-type="string">
            <text:p>R60</text:p>
          </table:table-cell>
          <table:table-cell table:number-columns-repeated="7"/>
        </table:table-row>
        <table:table-row table:style-name="ro2">
          <table:table-cell table:formula="of:=[.B8]*4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5K</text:p>
          </table:table-cell>
          <table:table-cell table:style-name="ce1" office:value-type="float" office:value="3531650">
            <text:p>3531650</text:p>
          </table:table-cell>
          <table:table-cell table:style-name="ce1" office:value-type="string">
            <text:p><text:a xlink:href="http://se.farnell.com/murata">MURATA </text:a> PVZ3 02A01B00</text:p>
          </table:table-cell>
          <table:table-cell office:value-type="string">
            <text:p>R-TRIM</text:p>
          </table:table-cell>
          <table:table-cell office:value-type="string">
            <text:p>R45,</text:p>
          </table:table-cell>
          <table:table-cell office:value-type="string">
            <text:p>R46,</text:p>
          </table:table-cell>
          <table:table-cell office:value-type="string">
            <text:p>R47,</text:p>
          </table:table-cell>
          <table:table-cell office:value-type="string">
            <text:p>R48</text:p>
          </table:table-cell>
          <table:table-cell table:number-columns-repeated="4"/>
        </table:table-row>
        <table:table-row table:style-name="ro2">
          <table:table-cell table:formula="of:=[.B9]*4" office:value-type="float" office:value="28">
            <text:p>28</text:p>
          </table:table-cell>
          <table:table-cell office:value-type="float" office:value="7">
            <text:p>7</text:p>
          </table:table-cell>
          <table:table-cell/>
          <table:table-cell table:style-name="ce1" office:value-type="float" office:value="1829200">
            <text:p>1829200</text:p>
          </table:table-cell>
          <table:table-cell office:value-type="string">
            <text:p>PMEG4020ER </text:p>
          </table:table-cell>
          <table:table-cell office:value-type="string">
            <text:p>SCHOTTKY-DIODE</text:p>
          </table:table-cell>
          <table:table-cell office:value-type="string">
            <text:p>D1,</text:p>
          </table:table-cell>
          <table:table-cell office:value-type="string">
            <text:p>D2,</text:p>
          </table:table-cell>
          <table:table-cell office:value-type="string">
            <text:p>D3,</text:p>
          </table:table-cell>
          <table:table-cell office:value-type="string">
            <text:p>D4,</text:p>
          </table:table-cell>
          <table:table-cell office:value-type="string">
            <text:p>D5,</text:p>
          </table:table-cell>
          <table:table-cell office:value-type="string">
            <text:p>D6,</text:p>
          </table:table-cell>
          <table:table-cell office:value-type="string">
            <text:p>D7</text:p>
          </table:table-cell>
          <table:table-cell/>
        </table:table-row>
        <table:table-row table:style-name="ro1">
          <table:table-cell table:formula="of:=[.B10]*4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SJ_2_NO"</text:p>
          </table:table-cell>
          <table:table-cell office:value-type="string">
            <text:p>SJ1</text:p>
          </table:table-cell>
          <table:table-cell table:number-columns-repeated="7"/>
        </table:table-row>
        <table:table-row table:style-name="ro1">
          <table:table-cell table:formula="of:=[.B11]*4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0R1</text:p>
          </table:table-cell>
          <table:table-cell office:value-type="float" office:value="1779445">
            <text:p>1779445</text:p>
          </table:table-cell>
          <table:table-cell/>
          <table:table-cell office:value-type="string">
            <text:p>R-EUR1206</text:p>
          </table:table-cell>
          <table:table-cell office:value-type="string">
            <text:p>R9,</text:p>
          </table:table-cell>
          <table:table-cell office:value-type="string">
            <text:p>R10,</text:p>
          </table:table-cell>
          <table:table-cell office:value-type="string">
            <text:p>R11,</text:p>
          </table:table-cell>
          <table:table-cell office:value-type="string">
            <text:p>R12</text:p>
          </table:table-cell>
          <table:table-cell table:number-columns-repeated="4"/>
        </table:table-row>
        <table:table-row table:style-name="ro1">
          <table:table-cell table:formula="of:=[.B12]*4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1k</text:p>
          </table:table-cell>
          <table:table-cell office:value-type="float" office:value="1469740">
            <text:p>1469740</text:p>
          </table:table-cell>
          <table:table-cell/>
          <table:table-cell office:value-type="string">
            <text:p>R-EUR0603</text:p>
          </table:table-cell>
          <table:table-cell office:value-type="string">
            <text:p>R49,</text:p>
          </table:table-cell>
          <table:table-cell office:value-type="string">
            <text:p>R50,</text:p>
          </table:table-cell>
          <table:table-cell office:value-type="string">
            <text:p>R51,</text:p>
          </table:table-cell>
          <table:table-cell office:value-type="string">
            <text:p>R52</text:p>
          </table:table-cell>
          <table:table-cell table:number-columns-repeated="4"/>
        </table:table-row>
        <table:table-row table:style-name="ro1">
          <table:table-cell table:formula="of:=[.B13]*4"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string">
            <text:p>5k</text:p>
          </table:table-cell>
          <table:table-cell office:value-type="float" office:value="1170859">
            <text:p>1170859</text:p>
          </table:table-cell>
          <table:table-cell office:value-type="string">
            <text:p>4k99</text:p>
          </table:table-cell>
          <table:table-cell office:value-type="string">
            <text:p>R-EUR0603</text:p>
          </table:table-cell>
          <table:table-cell office:value-type="string">
            <text:p>R5,</text:p>
          </table:table-cell>
          <table:table-cell office:value-type="string">
            <text:p>R6,</text:p>
          </table:table-cell>
          <table:table-cell office:value-type="string">
            <text:p>R7,</text:p>
          </table:table-cell>
          <table:table-cell office:value-type="string">
            <text:p>R8,</text:p>
          </table:table-cell>
          <table:table-cell office:value-type="string">
            <text:p>R13,</text:p>
          </table:table-cell>
          <table:table-cell office:value-type="string">
            <text:p>R14,</text:p>
          </table:table-cell>
          <table:table-cell office:value-type="string">
            <text:p>R15,</text:p>
          </table:table-cell>
          <table:table-cell office:value-type="string">
            <text:p>R16</text:p>
          </table:table-cell>
        </table:table-row>
        <table:table-row table:style-name="ro1">
          <table:table-cell table:formula="of:=[.B14]*4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9233148">
            <text:p>9233148</text:p>
          </table:table-cell>
          <table:table-cell/>
          <table:table-cell office:value-type="string">
            <text:p>R-EUR0603</text:p>
          </table:table-cell>
          <table:table-cell office:value-type="string">
            <text:p>R33,</text:p>
          </table:table-cell>
          <table:table-cell office:value-type="string">
            <text:p>R34,</text:p>
          </table:table-cell>
          <table:table-cell office:value-type="string">
            <text:p>R35,</text:p>
          </table:table-cell>
          <table:table-cell office:value-type="string">
            <text:p>R36</text:p>
          </table:table-cell>
          <table:table-cell table:number-columns-repeated="4"/>
        </table:table-row>
        <table:table-row table:style-name="ro1">
          <table:table-cell table:formula="of:=[.B15]*4"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string">
            <text:p>10k</text:p>
          </table:table-cell>
          <table:table-cell office:value-type="float" office:value="1469748">
            <text:p>1469748</text:p>
          </table:table-cell>
          <table:table-cell/>
          <table:table-cell office:value-type="string">
            <text:p>R-EUR0603</text:p>
          </table:table-cell>
          <table:table-cell office:value-type="string">
            <text:p>R29,</text:p>
          </table:table-cell>
          <table:table-cell office:value-type="string">
            <text:p>R30,</text:p>
          </table:table-cell>
          <table:table-cell office:value-type="string">
            <text:p>R31,</text:p>
          </table:table-cell>
          <table:table-cell office:value-type="string">
            <text:p>R32,</text:p>
          </table:table-cell>
          <table:table-cell office:value-type="string">
            <text:p>R37,</text:p>
          </table:table-cell>
          <table:table-cell office:value-type="string">
            <text:p>R38,</text:p>
          </table:table-cell>
          <table:table-cell office:value-type="string">
            <text:p>R39,</text:p>
          </table:table-cell>
          <table:table-cell office:value-type="string">
            <text:p>R40</text:p>
          </table:table-cell>
        </table:table-row>
        <table:table-row table:style-name="ro1">
          <table:table-cell table:formula="of:=[.B16]*4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10n</text:p>
          </table:table-cell>
          <table:table-cell office:value-type="float" office:value="1759102">
            <text:p>1759102</text:p>
          </table:table-cell>
          <table:table-cell/>
          <table:table-cell office:value-type="string">
            <text:p>C-EUC0603</text:p>
          </table:table-cell>
          <table:table-cell office:value-type="string">
            <text:p>C7,</text:p>
          </table:table-cell>
          <table:table-cell office:value-type="string">
            <text:p>C8,</text:p>
          </table:table-cell>
          <table:table-cell office:value-type="string">
            <text:p>C9,</text:p>
          </table:table-cell>
          <table:table-cell office:value-type="string">
            <text:p>C10</text:p>
          </table:table-cell>
          <table:table-cell table:number-columns-repeated="4"/>
        </table:table-row>
        <table:table-row table:style-name="ro2">
          <table:table-cell table:formula="of:=[.B17]*4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12X12</text:p>
          </table:table-cell>
          <table:table-cell table:style-name="ce1" office:value-type="float" office:value="1864480">
            <text:p>1864480</text:p>
          </table:table-cell>
          <table:table-cell table:style-name="ce1"/>
          <table:table-cell office:value-type="string">
            <text:p>12X12</text:p>
          </table:table-cell>
          <table:table-cell office:value-type="string">
            <text:p>L1,</text:p>
          </table:table-cell>
          <table:table-cell office:value-type="string">
            <text:p>L2,</text:p>
          </table:table-cell>
          <table:table-cell office:value-type="string">
            <text:p>L3,</text:p>
          </table:table-cell>
          <table:table-cell office:value-type="string">
            <text:p>L4</text:p>
          </table:table-cell>
          <table:table-cell table:number-columns-repeated="4"/>
        </table:table-row>
        <table:table-row table:style-name="ro1">
          <table:table-cell table:formula="of:=[.B18]*4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12k</text:p>
          </table:table-cell>
          <table:table-cell office:value-type="float" office:value="9238611">
            <text:p>9238611</text:p>
          </table:table-cell>
          <table:table-cell/>
          <table:table-cell office:value-type="string">
            <text:p>R-EUR0603</text:p>
          </table:table-cell>
          <table:table-cell office:value-type="string">
            <text:p>R59</text:p>
          </table:table-cell>
          <table:table-cell table:number-columns-repeated="7"/>
        </table:table-row>
        <table:table-row table:style-name="ro1">
          <table:table-cell table:formula="of:=[.B19]*4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15k</text:p>
          </table:table-cell>
          <table:table-cell office:value-type="float" office:value="1469758">
            <text:p>1469758</text:p>
          </table:table-cell>
          <table:table-cell/>
          <table:table-cell office:value-type="string">
            <text:p>R-EUR0603</text:p>
          </table:table-cell>
          <table:table-cell office:value-type="string">
            <text:p>R41,</text:p>
          </table:table-cell>
          <table:table-cell office:value-type="string">
            <text:p>R42,</text:p>
          </table:table-cell>
          <table:table-cell office:value-type="string">
            <text:p>R43,</text:p>
          </table:table-cell>
          <table:table-cell office:value-type="string">
            <text:p>R44</text:p>
          </table:table-cell>
          <table:table-cell table:number-columns-repeated="4"/>
        </table:table-row>
        <table:table-row table:style-name="ro1">
          <table:table-cell table:formula="of:=[.B20]*4"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40k</text:p>
          </table:table-cell>
          <table:table-cell office:value-type="float" office:value="9331158">
            <text:p>9331158</text:p>
          </table:table-cell>
          <table:table-cell office:value-type="string">
            <text:p>39k</text:p>
          </table:table-cell>
          <table:table-cell office:value-type="string">
            <text:p>R-EUR0603</text:p>
          </table:table-cell>
          <table:table-cell office:value-type="string">
            <text:p>R53,</text:p>
          </table:table-cell>
          <table:table-cell office:value-type="string">
            <text:p>R54,</text:p>
          </table:table-cell>
          <table:table-cell office:value-type="string">
            <text:p>R55,</text:p>
          </table:table-cell>
          <table:table-cell office:value-type="string">
            <text:p>R56,</text:p>
          </table:table-cell>
          <table:table-cell office:value-type="string">
            <text:p>R57</text:p>
          </table:table-cell>
          <table:table-cell table:number-columns-repeated="3"/>
        </table:table-row>
        <table:table-row table:style-name="ro1">
          <table:table-cell table:formula="of:=[.B21]*4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float" office:value="9238689">
            <text:p>9238689</text:p>
          </table:table-cell>
          <table:table-cell/>
          <table:table-cell office:value-type="string">
            <text:p>R-EUR0603</text:p>
          </table:table-cell>
          <table:table-cell office:value-type="string">
            <text:p>R58</text:p>
          </table:table-cell>
          <table:table-cell table:number-columns-repeated="7"/>
        </table:table-row>
        <table:table-row table:style-name="ro1">
          <table:table-cell table:formula="of:=[.B22]*4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74HC126D</text:p>
          </table:table-cell>
          <table:table-cell office:value-type="float" office:value="1741018">
            <text:p>1741018</text:p>
          </table:table-cell>
          <table:table-cell office:value-type="string">
            <text:p>SN74HC126PW</text:p>
          </table:table-cell>
          <table:table-cell office:value-type="string">
            <text:p>74HC126D</text:p>
          </table:table-cell>
          <table:table-cell office:value-type="string">
            <text:p>IC3</text:p>
          </table:table-cell>
          <table:table-cell table:number-columns-repeated="7"/>
        </table:table-row>
        <table:table-row table:style-name="ro1">
          <table:table-cell table:formula="of:=[.B23]*4"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100n</text:p>
          </table:table-cell>
          <table:table-cell office:value-type="float" office:value="1759038">
            <text:p>1759038</text:p>
          </table:table-cell>
          <table:table-cell/>
          <table:table-cell office:value-type="string">
            <text:p>C-EUC0603</text:p>
          </table:table-cell>
          <table:table-cell office:value-type="string">
            <text:p>C5,</text:p>
          </table:table-cell>
          <table:table-cell office:value-type="string">
            <text:p>C6,</text:p>
          </table:table-cell>
          <table:table-cell office:value-type="string">
            <text:p>C11,</text:p>
          </table:table-cell>
          <table:table-cell office:value-type="string">
            <text:p>C12,</text:p>
          </table:table-cell>
          <table:table-cell office:value-type="string">
            <text:p>C13</text:p>
          </table:table-cell>
          <table:table-cell table:number-columns-repeated="3"/>
        </table:table-row>
        <table:table-row table:style-name="ro1">
          <table:table-cell table:formula="of:=[.B24]*4"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string">
            <text:p>250k</text:p>
          </table:table-cell>
          <table:table-cell office:value-type="float" office:value="9330941">
            <text:p>9330941</text:p>
          </table:table-cell>
          <table:table-cell office:value-type="string">
            <text:p>270k</text:p>
          </table:table-cell>
          <table:table-cell office:value-type="string">
            <text:p>R-EUR0603</text:p>
          </table:table-cell>
          <table:table-cell office:value-type="string">
            <text:p>R1,</text:p>
          </table:table-cell>
          <table:table-cell office:value-type="string">
            <text:p>R2,</text:p>
          </table:table-cell>
          <table:table-cell office:value-type="string">
            <text:p>R3,</text:p>
          </table:table-cell>
          <table:table-cell office:value-type="string">
            <text:p>R4,</text:p>
          </table:table-cell>
          <table:table-cell office:value-type="string">
            <text:p>R17,</text:p>
          </table:table-cell>
          <table:table-cell office:value-type="string">
            <text:p>R20,</text:p>
          </table:table-cell>
          <table:table-cell office:value-type="string">
            <text:p>R23,</text:p>
          </table:table-cell>
          <table:table-cell office:value-type="string">
            <text:p>R26</text:p>
          </table:table-cell>
        </table:table-row>
        <table:table-row table:style-name="ro1">
          <table:table-cell table:formula="of:=[.B25]*4"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500">
            <text:p>500</text:p>
          </table:table-cell>
          <table:table-cell office:value-type="float" office:value="1469818">
            <text:p>1469818</text:p>
          </table:table-cell>
          <table:table-cell office:value-type="float" office:value="499">
            <text:p>499</text:p>
          </table:table-cell>
          <table:table-cell office:value-type="string">
            <text:p>R-EUR0603</text:p>
          </table:table-cell>
          <table:table-cell office:value-type="string">
            <text:p>R18,</text:p>
          </table:table-cell>
          <table:table-cell office:value-type="string">
            <text:p>R19,</text:p>
          </table:table-cell>
          <table:table-cell office:value-type="string">
            <text:p>R21,</text:p>
          </table:table-cell>
          <table:table-cell office:value-type="string">
            <text:p>R22,</text:p>
          </table:table-cell>
          <table:table-cell office:value-type="string">
            <text:p>R24,</text:p>
          </table:table-cell>
          <table:table-cell office:value-type="string">
            <text:p>R25,</text:p>
          </table:table-cell>
          <table:table-cell office:value-type="string">
            <text:p>R27,</text:p>
          </table:table-cell>
          <table:table-cell office:value-type="string">
            <text:p>R28</text:p>
          </table:table-cell>
        </table:table-row>
        <table:table-row table:style-name="ro1">
          <table:table-cell table:formula="of:=[.B26]*4"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BLOCK2</text:p>
          </table:table-cell>
          <table:table-cell office:value-type="float" office:value="3041359">
            <text:p>3041359</text:p>
          </table:table-cell>
          <table:table-cell/>
          <table:table-cell office:value-type="string">
            <text:p>BLOCK2</text:p>
          </table:table-cell>
          <table:table-cell office:value-type="string">
            <text:p>X1,</text:p>
          </table:table-cell>
          <table:table-cell office:value-type="string">
            <text:p>X2,</text:p>
          </table:table-cell>
          <table:table-cell office:value-type="string">
            <text:p>X3,</text:p>
          </table:table-cell>
          <table:table-cell office:value-type="string">
            <text:p>X4,</text:p>
          </table:table-cell>
          <table:table-cell office:value-type="string">
            <text:p>X7</text:p>
          </table:table-cell>
          <table:table-cell table:number-columns-repeated="3"/>
        </table:table-row>
        <table:table-row table:style-name="ro1">
          <table:table-cell table:formula="of:=[.B27]*4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ORETWO_LAYOUTISPHOLES_CU</text:p>
          </table:table-cell>
          <table:table-cell table:number-columns-repeated="2"/>
          <table:table-cell office:value-type="string">
            <text:p>CORETWO_LAYOUTISPHOLES_CU</text:p>
          </table:table-cell>
          <table:table-cell office:value-type="string">
            <text:p>X5</text:p>
          </table:table-cell>
          <table:table-cell table:number-columns-repeated="7"/>
        </table:table-row>
        <table:table-row table:style-name="ro1">
          <table:table-cell table:formula="of:=[.B28]*4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EEUFK1V102L</text:p>
          </table:table-cell>
          <table:table-cell office:value-type="float" office:value="1744967">
            <text:p>1744967</text:p>
          </table:table-cell>
          <table:table-cell/>
          <table:table-cell office:value-type="string">
            <text:p>CPOL-EUTT5D10</text:p>
          </table:table-cell>
          <table:table-cell office:value-type="string">
            <text:p>C14</text:p>
          </table:table-cell>
          <table:table-cell table:number-columns-repeated="7"/>
        </table:table-row>
        <table:table-row table:style-name="ro1">
          <table:table-cell table:formula="of:=[.B29]*4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M339D</text:p>
          </table:table-cell>
          <table:table-cell office:value-type="float" office:value="1211105">
            <text:p>1211105</text:p>
          </table:table-cell>
          <table:table-cell/>
          <table:table-cell office:value-type="string">
            <text:p>LM339D</text:p>
          </table:table-cell>
          <table:table-cell office:value-type="string">
            <text:p>IC4</text:p>
          </table:table-cell>
          <table:table-cell table:number-columns-repeated="7"/>
        </table:table-row>
        <table:table-row table:style-name="ro1">
          <table:table-cell table:formula="of:=[.B30]*4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ICROMATCH-4</text:p>
          </table:table-cell>
          <table:table-cell office:value-type="float" office:value="148507">
            <text:p>148507</text:p>
          </table:table-cell>
          <table:table-cell/>
          <table:table-cell office:value-type="string">
            <text:p>MICROMATCH-4</text:p>
          </table:table-cell>
          <table:table-cell office:value-type="string">
            <text:p>X6</text:p>
          </table:table-cell>
          <table:table-cell table:number-columns-repeated="7"/>
        </table:table-row>
        <table:table-row table:style-name="ro1">
          <table:table-cell table:formula="of:=[.B31]*4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NFT3055L175</text:p>
          </table:table-cell>
          <table:table-cell office:value-type="float" office:value="1453648">
            <text:p>1453648</text:p>
          </table:table-cell>
          <table:table-cell/>
          <table:table-cell office:value-type="string">
            <text:p>NFT3055L175</text:p>
          </table:table-cell>
          <table:table-cell office:value-type="string">
            <text:p>U1,</text:p>
          </table:table-cell>
          <table:table-cell office:value-type="string">
            <text:p>U2,</text:p>
          </table:table-cell>
          <table:table-cell office:value-type="string">
            <text:p>U3,</text:p>
          </table:table-cell>
          <table:table-cell office:value-type="string">
            <text:p>U4</text:p>
          </table:table-cell>
          <table:table-cell table:number-columns-repeated="4"/>
        </table:table-row>
        <table:table-row table:style-name="ro2">
          <table:table-cell table:formula="of:=[.B32]*4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TL082D</text:p>
          </table:table-cell>
          <table:table-cell table:style-name="ce1" office:value-type="float" office:value="1750155">
            <text:p>1750155</text:p>
          </table:table-cell>
          <table:table-cell/>
          <table:table-cell office:value-type="string">
            <text:p>TL082D</text:p>
          </table:table-cell>
          <table:table-cell office:value-type="string">
            <text:p>IC1,</text:p>
          </table:table-cell>
          <table:table-cell office:value-type="string">
            <text:p>IC2</text:p>
          </table:table-cell>
          <table:table-cell table:number-columns-repeated="6"/>
        </table:table-row>
      </table:table>
      <table:table table:name="Tabell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1">2011-05-01</text:date>, <text:time>21:45:23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01T20:12:45</meta:creation-date>
    <dc:date>2011-05-01T21:45:23</dc:date>
    <meta:editing-duration>PT1H32M38S</meta:editing-duration>
    <meta:editing-cycles>3</meta:editing-cycles>
    <meta:generator>LibreOffice/3.3$Linux LibreOffice_project/330m19$Build-202</meta:generator>
    <meta:document-statistic meta:table-count="3" meta:cell-count="249" meta:object-count="0"/>
  </office:meta>
</office:document-meta>
</file>